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4722in" table:align="left"/>
    </style:style>
    <style:style style:name="Table1.A" style:family="table-column">
      <style:table-column-properties style:column-width="0.3771in"/>
    </style:style>
    <style:style style:name="Table1.B" style:family="table-column">
      <style:table-column-properties style:column-width="0.5556in"/>
    </style:style>
    <style:style style:name="Table1.C" style:family="table-column">
      <style:table-column-properties style:column-width="0.7542in"/>
    </style:style>
    <style:style style:name="Table1.D" style:family="table-column">
      <style:table-column-properties style:column-width="0.7854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15pt double #808080"/>
    </style:style>
    <style:style style:name="Table1.B1" style:family="table-cell">
      <style:table-cell-properties style:vertical-align="middle" style:border-line-width-left="0.0007in 0.0014in 0.0007in" style:border-line-width-right="0.0035in 0.0035in 0.0035in" style:border-line-width-top="0.0035in 0.0035in 0.0035in" style:border-line-width-bottom="0.0007in 0.0014in 0.0007in" fo:padding="0.0194in" fo:border-left="0.15pt double #808080" fo:border-right="0.75pt double #808080" fo:border-top="0.75pt double #808080" fo:border-bottom="0.1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1.B2" style:family="table-cell">
      <style:table-cell-properties style:vertical-align="middle"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1.A3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1.A4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1.A5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1.A6" style:family="table-cell">
      <style:table-cell-properties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1.B6" style:family="table-cell">
      <style:table-cell-properties style:vertical-align="middle" style:border-line-width-left="0.0007in 0.0014in 0.0007in" style:border-line-width-right="0.0035in 0.0035in 0.0035in" style:border-line-width-bottom="0.0035in 0.0035in 0.0035in" fo:padding="0.0194in" fo:border-left="0.15pt double #808080" fo:border-right="0.75pt double #808080" fo:border-top="none" fo:border-bottom="0.75pt double #80808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7271in"/>
    </style:style>
    <style:style style:name="Table2.B" style:family="table-column">
      <style:table-column-properties style:column-width="4.0076in"/>
    </style:style>
    <style:style style:name="Table2.C" style:family="table-column">
      <style:table-column-properties style:column-width="1.6708in"/>
    </style:style>
    <style:style style:name="Table2.D" style:family="table-column">
      <style:table-column-properties style:column-width="0.519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7597in" table:align="left"/>
    </style:style>
    <style:style style:name="Table3.A" style:family="table-column">
      <style:table-column-properties style:column-width="0.4542in"/>
    </style:style>
    <style:style style:name="Table3.B" style:family="table-column">
      <style:table-column-properties style:column-width="0.9618in"/>
    </style:style>
    <style:style style:name="Table3.C" style:family="table-column">
      <style:table-column-properties style:column-width="1.4944in"/>
    </style:style>
    <style:style style:name="Table3.D" style:family="table-column">
      <style:table-column-properties style:column-width="1.849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3924in" table:align="left"/>
    </style:style>
    <style:style style:name="Table4.A" style:family="table-column">
      <style:table-column-properties style:column-width="0.4542in"/>
    </style:style>
    <style:style style:name="Table4.B" style:family="table-column">
      <style:table-column-properties style:column-width="1.0069in"/>
    </style:style>
    <style:style style:name="Table4.C" style:family="table-column">
      <style:table-column-properties style:column-width="0.4438in"/>
    </style:style>
    <style:style style:name="Table4.D" style:family="table-column">
      <style:table-column-properties style:column-width="1.487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4076in" table:align="left"/>
    </style:style>
    <style:style style:name="Table5.A" style:family="table-column">
      <style:table-column-properties style:column-width="0.4542in"/>
    </style:style>
    <style:style style:name="Table5.B" style:family="table-column">
      <style:table-column-properties style:column-width="0.9042in"/>
    </style:style>
    <style:style style:name="Table5.C" style:family="table-column">
      <style:table-column-properties style:column-width="0.0757in"/>
    </style:style>
    <style:style style:name="Table5.D" style:family="table-column">
      <style:table-column-properties style:column-width="0.4438in"/>
    </style:style>
    <style:style style:name="Table5.E" style:family="table-column">
      <style:table-column-properties style:column-width="1.5299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fo:font-style="normal" style:text-underline-style="none" fo:font-weight="normal" officeooo:rsid="001a23e8" officeooo:paragraph-rsid="001a23e8" style:font-style-asian="normal" style:font-weight-asian="normal" style:font-style-complex="normal" style:font-weight-complex="normal"/>
    </style:style>
    <style:style style:name="P2" style:family="paragraph" style:parent-style-name="Preformatted_20_Text">
      <style:text-properties fo:font-style="normal" style:text-underline-style="none" fo:font-weight="normal" officeooo:rsid="0023eb77" officeooo:paragraph-rsid="0023eb77" style:font-style-asian="normal" style:font-weight-asian="normal" style:font-style-complex="normal" style:font-weight-complex="normal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Table_20_Contents">
      <style:paragraph-properties fo:margin-top="0in" fo:margin-bottom="0.1965in" loext:contextual-spacing="fals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Heading">
      <style:text-properties fo:font-size="2pt" style:font-size-asian="2pt" style:font-size-complex="2pt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1a23e8" officeooo:paragraph-rsid="001a23e8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officeooo:rsid="001f733f" officeooo:paragraph-rsid="001f733f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normal" officeooo:rsid="001a23e8" officeooo:paragraph-rsid="001a23e8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style:text-underline-style="solid" style:text-underline-width="auto" style:text-underline-color="font-color" fo:font-weight="normal" officeooo:rsid="001a5ba5" officeooo:paragraph-rsid="001a5ba5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style:text-underline-style="solid" style:text-underline-width="auto" style:text-underline-color="font-color" fo:font-weight="normal" officeooo:rsid="001b45df" officeooo:paragraph-rsid="001b45df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style:text-underline-style="solid" style:text-underline-width="auto" style:text-underline-color="font-color" fo:font-weight="normal" officeooo:rsid="001bd4c1" officeooo:paragraph-rsid="001bd4c1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style:text-underline-style="solid" style:text-underline-width="auto" style:text-underline-color="font-color" fo:font-weight="normal" officeooo:rsid="001f5e40" officeooo:paragraph-rsid="001f5e40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style:text-underline-style="solid" style:text-underline-width="auto" style:text-underline-color="font-color" fo:font-weight="normal" officeooo:rsid="001f72e4" officeooo:paragraph-rsid="001f72e4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style:text-underline-style="solid" style:text-underline-width="auto" style:text-underline-color="font-color" fo:font-weight="normal" officeooo:rsid="001f733f" officeooo:paragraph-rsid="001f733f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style:text-underline-style="solid" style:text-underline-width="auto" style:text-underline-color="font-color" fo:font-weight="normal" officeooo:rsid="0022c197" officeooo:paragraph-rsid="0022c197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style:text-underline-style="solid" style:text-underline-width="auto" style:text-underline-color="font-color" fo:font-weight="normal" officeooo:rsid="0023eb77" officeooo:paragraph-rsid="0023eb77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normal" officeooo:rsid="0025d7fb" officeooo:paragraph-rsid="0025d7fb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style:text-underline-style="solid" style:text-underline-width="auto" style:text-underline-color="font-color" fo:font-weight="normal" officeooo:rsid="0029065b" officeooo:paragraph-rsid="0029065b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style:text-underline-style="solid" style:text-underline-width="auto" style:text-underline-color="font-color" fo:font-weight="normal" officeooo:rsid="0029d431" officeooo:paragraph-rsid="0029d431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a23e8" officeooo:paragraph-rsid="001a23e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a5ba5" officeooo:paragraph-rsid="001a5ba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b45df" officeooo:paragraph-rsid="001b45d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bd4c1" officeooo:paragraph-rsid="001bd4c1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1d99d6" officeooo:paragraph-rsid="001d99d6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f5e40" officeooo:paragraph-rsid="001f5e4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f72e4" officeooo:paragraph-rsid="001f72e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f733f" officeooo:paragraph-rsid="001f733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22c197" officeooo:paragraph-rsid="0022c197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23eb77" officeooo:paragraph-rsid="0023eb7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25d7fb" officeooo:paragraph-rsid="0025d7fb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29065b" officeooo:paragraph-rsid="0029065b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29d431" officeooo:paragraph-rsid="0029d431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style:text-underline-style="none" fo:font-weight="normal" officeooo:rsid="001f733f" officeooo:paragraph-rsid="001f733f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fo:font-style="normal" style:text-underline-style="none" fo:font-weight="normal" officeooo:rsid="001a5ba5" officeooo:paragraph-rsid="001a5ba5" style:font-style-asian="normal" style:font-weight-asian="normal" style:font-style-complex="normal" style:font-weight-complex="normal"/>
    </style:style>
    <style:style style:name="P36" style:family="paragraph" style:parent-style-name="Standard" style:list-style-name="L2">
      <style:text-properties fo:font-style="normal" style:text-underline-style="none" fo:font-weight="normal" officeooo:rsid="001a5ba5" officeooo:paragraph-rsid="001a5ba5" style:font-style-asian="normal" style:font-weight-asian="normal" style:font-style-complex="normal" style:font-weight-complex="normal"/>
    </style:style>
    <style:style style:name="P37" style:family="paragraph" style:parent-style-name="Standard" style:list-style-name="L3">
      <style:text-properties fo:font-style="normal" style:text-underline-style="none" fo:font-weight="normal" officeooo:rsid="001f5e40" officeooo:paragraph-rsid="001f5e40" style:font-style-asian="normal" style:font-weight-asian="normal" style:font-style-complex="normal" style:font-weight-complex="normal"/>
    </style:style>
    <style:style style:name="P38" style:family="paragraph" style:parent-style-name="Standard" style:list-style-name="L4">
      <style:text-properties fo:font-style="normal" style:text-underline-style="none" fo:font-weight="normal" officeooo:rsid="001f5e40" officeooo:paragraph-rsid="001f5e40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text-properties fo:font-style="normal" style:text-underline-style="none" fo:font-weight="normal" officeooo:rsid="001f72e4" officeooo:paragraph-rsid="001f72e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2ada85" officeooo:paragraph-rsid="002ada85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2cd024" officeooo:paragraph-rsid="002cd024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italic" style:text-underline-style="solid" style:text-underline-width="auto" style:text-underline-color="font-color" fo:font-weight="normal" officeooo:rsid="002ada85" officeooo:paragraph-rsid="002ada85" style:font-style-asian="italic" style:font-weight-asian="normal" style:font-style-complex="italic" style:font-weight-complex="normal"/>
    </style:style>
    <style:style style:name="P43" style:family="paragraph" style:parent-style-name="Text_20_body" style:list-style-name="L6"/>
    <style:style style:name="P44" style:family="paragraph" style:parent-style-name="Text_20_body" style:list-style-name="L7">
      <style:text-properties officeooo:paragraph-rsid="0023eb77"/>
    </style:style>
    <style:style style:name="P45" style:family="paragraph" style:parent-style-name="Text_20_body" style:list-style-name="L8"/>
    <style:style style:name="P46" style:family="paragraph" style:parent-style-name="Text_20_body" style:list-style-name="L6">
      <style:paragraph-properties fo:margin-top="0in" fo:margin-bottom="0in" loext:contextual-spacing="false"/>
    </style:style>
    <style:style style:name="P47" style:family="paragraph" style:parent-style-name="Text_20_body" style:list-style-name="L8">
      <style:paragraph-properties fo:margin-top="0in" fo:margin-bottom="0in" loext:contextual-spacing="false"/>
    </style:style>
    <style:style style:name="T1" style:family="text">
      <style:text-properties fo:font-style="normal" style:text-underline-style="none" fo:font-weight="normal" officeooo:rsid="0023eb77" style:font-style-asian="normal" style:font-weight-asian="normal" style:font-style-complex="normal" style:font-weight-complex="normal"/>
    </style:style>
    <style:style style:name="T2" style:family="text">
      <style:text-properties style:text-underline-style="none" fo:font-weight="normal" officeooo:rsid="0023eb77" style:font-weight-asian="normal" style:font-weight-complex="normal"/>
    </style:style>
    <style:style style:name="T3" style:family="text">
      <style:text-properties officeooo:rsid="001c82f8"/>
    </style:style>
    <style:style style:name="T4" style:family="text">
      <style:text-properties officeooo:rsid="001f72e4"/>
    </style:style>
    <style:style style:name="T5" style:family="text">
      <style:text-properties officeooo:rsid="0023eb77"/>
    </style:style>
    <style:style style:name="T6" style:family="text">
      <style:text-properties officeooo:rsid="0028eb13"/>
    </style:style>
    <style:style style:name="T7" style:family="text">
      <style:text-properties officeooo:rsid="002cd024"/>
    </style:style>
    <style:style style:name="T8" style:family="text">
      <style:text-properties officeooo:rsid="002cd0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lase 2 : Pandas continued</text:p>
      <text:p text:style-name="P7"/>
      <text:p text:style-name="P9">Creatin some dummy DataFrames:</text:p>
      <text:p text:style-name="P21">dates=pd.date_range(‘20191208’,periods=6)</text:p>
      <text:p text:style-name="P21">df=pd.DataFrame(np.random.randn(6,5), index=dates, columns=list(‘ABCDE’))</text:p>
      <text:p text:style-name="P21"/>
      <text:p text:style-name="P21">con esto creas un DF de 6 rows, con las fechas y 5 columnas con las letras. Valores numeros random.</text:p>
      <text:p text:style-name="P21"/>
      <text:p text:style-name="P10">Setting Options:</text:p>
      <text:list xml:id="list3767404853" text:style-name="L1">
        <text:list-item>
          <text:p text:style-name="P35">Display</text:p>
        </text:list-item>
      </text:list>
      <text:p text:style-name="P22">pd.get_option(“display.max_rows”) - para ver todas las filas</text:p>
      <text:p text:style-name="P22">pd.get_option(“display.max_columns”) - para ver todas las columnas</text:p>
      <text:p text:style-name="P22">pd.get_option(“display.max_columns”,2) – ves la primera y ultima / idem con rows.</text:p>
      <text:p text:style-name="P22">pd.reset_option(“display.max_rows”) - para volver a la opcion x default /idem con columns</text:p>
      <text:list xml:id="list3541846967" text:style-name="L2">
        <text:list-item>
          <text:p text:style-name="P36">Precision</text:p>
        </text:list-item>
      </text:list>
      <text:p text:style-name="P22">pd.get_option(“display.precision”) - te dice en cuantos decimales está la precision</text:p>
      <text:p text:style-name="P22">pd.get_option(“display.precision”,2) – para que los nros esten en 2 decimales</text:p>
      <text:p text:style-name="P22">pd.reset_option(“display.precision”)</text:p>
      <text:p text:style-name="P22"/>
      <text:p text:style-name="P11">Boolean Indexing:</text:p>
      <text:p text:style-name="P23">df[df.A &gt;0] – filtras el data frame por los valores mayores a 0 en la columna A</text:p>
      <text:p text:style-name="P23">df[df &gt; 0] – trae todo el data frame, los valores mayores a cero aparecen y los menores aparece NaN</text:p>
      <text:p text:style-name="P23">df[df[‘E’].isin([‘two’,’four’])] - trae los rows donde haya two o four en la columa E</text:p>
      <text:p text:style-name="P23"/>
      <text:p text:style-name="P12">Categoricals:</text:p>
      <text:p text:style-name="P24">df[“grade”]=df[“raw_grade”].astype(“category”) - cree una columna nueva llamada grade q es una <text:tab/>categoria</text:p>
      <text:p text:style-name="P24">df[“grade”].cat.categories=[“very good”,”good”,”very bad”] - ahora la columna grade en vez de tener <text:tab/>lo que tenia la columna raw grade, aparece very good, etc para el orden que estaba en raw grade <text:tab/>(la a se reemplaza con very good, la b con good, etc.</text:p>
      <text:p text:style-name="P24">df[“grade”] = df[“grade”].cat.set_categories([“very bad”,”bad”,”medium”,”good”,”very good”]) - con <text:tab/>esto se asignan pero asignas los faltantes (a,b,c,d,e). En el anterior si no habia una c, le hubiese <text:tab/>puesto very bad <text:span text:style-name="T3">a la siguiente letra que haya.</text:span></text:p>
      <text:p text:style-name="P24"/>
      <text:p text:style-name="P25">df.sort_values(by=”grade”,ascending=False) – ordena el DF por la columna grade de forma <text:tab/>descendente segun la categoria (empieza por very good)</text:p>
      <text:p text:style-name="P21"/>
      <text:p text:style-name="P13">Merge:</text:p>
      <text:list xml:id="list1357569807" text:style-name="L3">
        <text:list-item>
          <text:p text:style-name="P37">Concat:</text:p>
        </text:list-item>
      </text:list>
      <text:p text:style-name="P26">pieces=[df[:3],df[3:7],df[7:]]</text:p>
      <text:p text:style-name="P26">pd.concat(pieces) – se une una lista de data frames</text:p>
      <text:list xml:id="list2526649680" text:style-name="L4">
        <text:list-item>
          <text:p text:style-name="P38">Join:</text:p>
        </text:list-item>
      </text:list>
      <text:p text:style-name="P26">pd.merge(df1,df2,on=”key”) - key es una columna en ambos df</text:p>
      <text:list xml:id="list533797224" text:style-name="L5">
        <text:list-item>
          <text:p text:style-name="P39">append:</text:p>
        </text:list-item>
      </text:list>
      <text:p text:style-name="P27">df.append(s,ingnore_index=True) – agrega la serie s al data frame df. Una row abajo de todo.</text:p>
      <text:p text:style-name="P27"/>
      <text:p text:style-name="P27"/>
      <text:p text:style-name="P27"/>
      <text:p text:style-name="P27"/>
      <text:p text:style-name="P14"><text:soft-page-break/>Gruping:</text:p>
      <text:p text:style-name="P26"><text:tab/><text:span text:style-name="T4">Es un proceso que hace uno o mas de los siguientes pasos:Splitting/Applying/Combining.</text:span></text:p>
      <text:p text:style-name="P27">df.groupby(‘A’).sum() - agrupa la columna A y suma todas las demas columnas.</text:p>
      <text:p text:style-name="P27">df.groupby([‘A’,’B’]).sum() - lo mismo pero de a dos columnas – como tabla pivot.</text:p>
      <text:p text:style-name="P27"/>
      <text:p text:style-name="P14">Reshaping:</text:p>
      <text:p text:style-name="P21">tuples = list(zip(*[['bar', 'bar', 'baz', 'baz', 'foo', 'foo', 'qux', 'qux'],</text:p>
      <text:p text:style-name="P21"><text:s text:c="32"/>['one', 'two', 'one', 'two', 'one', 'two', 'one', 'two']])) – <text:span text:style-name="T4">con esto creas tuple list</text:span></text:p>
      <text:p text:style-name="P27">index=pd.MultiIndex.from_tuples(tuples,names[‘first’,’second’])</text:p>
      <text:p text:style-name="P27">df=pd.DataFrame(np.random.randn(8,2),index=index,columns=[‘A’,’B’])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/>
            </table:table-cell>
            <table:table-cell table:style-name="Table1.B1" office:value-type="string">
              <text:p text:style-name="P6"/>
            </table:table-cell>
            <table:table-cell table:style-name="Table1.B1" office:value-type="string">
              <text:p text:style-name="Table_20_Heading">A</text:p>
            </table:table-cell>
            <table:table-cell table:style-name="Table1.B1" office:value-type="string">
              <text:p text:style-name="Table_20_Heading">B</text:p>
            </table:table-cell>
          </table:table-row>
          <table:table-row>
            <table:table-cell table:style-name="Table1.A2" office:value-type="string">
              <text:p text:style-name="Table_20_Heading">first</text:p>
            </table:table-cell>
            <table:table-cell table:style-name="Table1.B2" office:value-type="string">
              <text:p text:style-name="Table_20_Heading">second</text:p>
            </table:table-cell>
            <table:table-cell table:style-name="Table1.B2" office:value-type="string">
              <text:p text:style-name="P6"/>
            </table:table-cell>
            <table:table-cell table:style-name="Table1.B2" office:value-type="string">
              <text:p text:style-name="P6"/>
            </table:table-cell>
          </table:table-row>
        </table:table-header-rows>
        <table:table-row>
          <table:table-cell table:style-name="Table1.A6" table:number-rows-spanned="2" office:value-type="string">
            <text:p text:style-name="Table_20_Heading">bar</text:p>
          </table:table-cell>
          <table:table-cell table:style-name="Table1.B2" office:value-type="string">
            <text:p text:style-name="Table_20_Heading">one</text:p>
          </table:table-cell>
          <table:table-cell table:style-name="Table1.B2" office:value-type="string">
            <text:p text:style-name="Table_20_Contents">-0.510239</text:p>
          </table:table-cell>
          <table:table-cell table:style-name="Table1.B2" office:value-type="string">
            <text:p text:style-name="Table_20_Contents">-0.059499</text:p>
          </table:table-cell>
        </table:table-row>
        <table:table-row>
          <table:covered-table-cell/>
          <table:table-cell table:style-name="Table1.B2" office:value-type="string">
            <text:p text:style-name="Table_20_Heading">two</text:p>
          </table:table-cell>
          <table:table-cell table:style-name="Table1.B2" office:value-type="string">
            <text:p text:style-name="Table_20_Contents">-0.022032</text:p>
          </table:table-cell>
          <table:table-cell table:style-name="Table1.B2" office:value-type="string">
            <text:p text:style-name="Table_20_Contents">1.938892</text:p>
          </table:table-cell>
        </table:table-row>
        <table:table-row>
          <table:table-cell table:style-name="Table1.A6" table:number-rows-spanned="2" office:value-type="string">
            <text:p text:style-name="Table_20_Heading">baz</text:p>
          </table:table-cell>
          <table:table-cell table:style-name="Table1.B2" office:value-type="string">
            <text:p text:style-name="Table_20_Heading">one</text:p>
          </table:table-cell>
          <table:table-cell table:style-name="Table1.B2" office:value-type="string">
            <text:p text:style-name="Table_20_Contents">-0.984517</text:p>
          </table:table-cell>
          <table:table-cell table:style-name="Table1.B2" office:value-type="string">
            <text:p text:style-name="Table_20_Contents">-0.965026</text:p>
          </table:table-cell>
        </table:table-row>
        <table:table-row>
          <table:covered-table-cell/>
          <table:table-cell table:style-name="Table1.B6" office:value-type="string">
            <text:p text:style-name="Table_20_Heading">two</text:p>
          </table:table-cell>
          <table:table-cell table:style-name="Table1.B6" office:value-type="string">
            <text:p text:style-name="Table_20_Contents">-0.114024</text:p>
          </table:table-cell>
          <table:table-cell table:style-name="Table1.B6" office:value-type="string">
            <text:p text:style-name="Table_20_Contents">-1.062437</text:p>
          </table:table-cell>
        </table:table-row>
      </table:table>
      <text:p text:style-name="P27"/>
      <text:p text:style-name="P27"/>
      <text:p text:style-name="P28">Stack, para dar vuelta las columnas A y B:</text:p>
      <text:p text:style-name="P28">df.stack()</text:p>
      <text:p text:style-name="P28"/>
      <text:p text:style-name="P1">first <text:s/>second <text:s text:c="2"/></text:p>
      <text:p text:style-name="Preformatted_20_Text">bar <text:s text:c="3"/>one <text:s text:c="4"/>A <text:s text:c="2"/>-0.510239</text:p>
      <text:p text:style-name="Preformatted_20_Text"><text:s text:c="15"/>B <text:s text:c="2"/>-0.059499</text:p>
      <text:p text:style-name="Preformatted_20_Text"><text:s text:c="7"/>two <text:s text:c="4"/>A <text:s text:c="2"/>-0.022032</text:p>
      <text:p text:style-name="Preformatted_20_Text"><text:s text:c="15"/>B <text:s text:c="3"/>1.938892</text:p>
      <text:p text:style-name="Preformatted_20_Text">baz <text:s text:c="3"/>one <text:s text:c="4"/>A <text:s text:c="2"/>-0.984517</text:p>
      <text:p text:style-name="Preformatted_20_Text"><text:s text:c="15"/>B <text:s text:c="2"/>-0.965026</text:p>
      <text:p text:style-name="Preformatted_20_Text"><text:s text:c="7"/>two <text:s text:c="4"/>A <text:s text:c="2"/>-0.114024</text:p>
      <text:p text:style-name="P3"><text:s text:c="15"/>B <text:s text:c="2"/>-1.062437</text:p>
      <text:p text:style-name="P28">df.unstack() - para volver a poner las columnas como antes.</text:p>
      <text:p text:style-name="P28">df.unstack(1) para poner a second igual que A y B</text:p>
      <text:p text:style-name="P28">df.unstack(0) para poner a first igual que A y B</text:p>
      <text:p text:style-name="P21"/>
      <text:p text:style-name="P15">Pivot Tables:</text:p>
      <text:p text:style-name="P28">pd.pivot_table(df,values=’D’,index=[‘A’,’B’],columns=[‘C’])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8"><text:soft-page-break/>Time Series:</text:p>
      <text:p text:style-name="P34">Date and time data comes in a few flavors, which we will discuss here:</text:p>
      <text:list xml:id="list71531198" text:style-name="L6">
        <text:list-item>
          <text:p text:style-name="P46"><text:span text:style-name="Emphasis">Time stamps</text:span> reference particular moments in time (e.g., July 4th, 2015 at 7:00am). </text:p>
        </text:list-item>
        <text:list-item>
          <text:p text:style-name="P46"><text:span text:style-name="Emphasis">Time intervals</text:span> and <text:span text:style-name="Emphasis">periods</text:span> reference a length of time between a particular beginning and end point; for example, the year 2015. Periods usually reference a special case of time intervals in which each interval is of uniform length and does not overlap (e.g., 24 hour-long periods comprising days). </text:p>
        </text:list-item>
        <text:list-item>
          <text:p text:style-name="P43"><text:span text:style-name="Emphasis">Time deltas</text:span> or <text:span text:style-name="Emphasis">durations</text:span> reference an exact length of time (e.g., a duration of 22.56 seconds)</text:p>
        </text:list-item>
      </text:list>
      <text:p text:style-name="P16">datetime &amp; dateutil</text:p>
      <text:p text:style-name="P29">from datetime import datetime</text:p>
      <text:p text:style-name="P29">datetime(year=2015,month=7,day=4)</text:p>
      <text:p text:style-name="P29"/>
      <text:p text:style-name="P29">from dateutil import dateutil</text:p>
      <text:p text:style-name="P29">date=parser.parse(“4th of July, 2015”)</text:p>
      <text:p text:style-name="P29">date.strftime(‘%A’) - te trae el dia de la semana.</text:p>
      <text:p text:style-name="P29"/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4"><text:span text:style-name="Source_20_Text">%a</text:span></text:p>
            </table:table-cell>
            <table:table-cell table:style-name="Table2.A1" office:value-type="string">
              <text:p text:style-name="P4">Weekday as locale’s abbreviated name.</text:p>
            </table:table-cell>
            <table:table-cell table:style-name="Table2.A1" office:value-type="string">
              <text:p text:style-name="Table_20_Contents">Sun, Mon, …, Sat (en_US);</text:p>
              <text:p text:style-name="Table_20_Contents">So, Mo, …, Sa (de_DE)</text:p>
            </table:table-cell>
            <table:table-cell table:style-name="Table2.A1" office:value-type="string">
              <text:p text:style-name="P4">(1)</text:p>
            </table:table-cell>
          </table:table-row>
        </table:table-header-rows>
        <table:table-row>
          <table:table-cell table:style-name="Table2.A1" office:value-type="string">
            <text:p text:style-name="P4"><text:span text:style-name="Source_20_Text">%A</text:span></text:p>
          </table:table-cell>
          <table:table-cell table:style-name="Table2.A1" office:value-type="string">
            <text:p text:style-name="P4">Weekday as locale’s full name.</text:p>
          </table:table-cell>
          <table:table-cell table:style-name="Table2.A1" office:value-type="string">
            <text:p text:style-name="Table_20_Contents">Sunday, Monday, …, Saturday (en_US);</text:p>
            <text:p text:style-name="Table_20_Contents">Sonntag, Montag, …, Samstag (de_DE)</text:p>
          </table:table-cell>
          <table:table-cell table:style-name="Table2.A1" office:value-type="string">
            <text:p text:style-name="P4">(1)</text:p>
          </table:table-cell>
        </table:table-row>
        <table:table-row>
          <table:table-cell table:style-name="Table2.A1" office:value-type="string">
            <text:p text:style-name="P4"><text:span text:style-name="Source_20_Text">%w</text:span></text:p>
          </table:table-cell>
          <table:table-cell table:style-name="Table2.A1" office:value-type="string">
            <text:p text:style-name="P4">Weekday as a decimal number, where 0 is Sunday and 6 is Saturday.</text:p>
          </table:table-cell>
          <table:table-cell table:style-name="Table2.A1" office:value-type="string">
            <text:p text:style-name="P4">0, 1, …, 6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<text:span text:style-name="Source_20_Text">%d</text:span></text:p>
          </table:table-cell>
          <table:table-cell table:style-name="Table2.A1" office:value-type="string">
            <text:p text:style-name="P4">Day of the month as a zero-padded decimal number.</text:p>
          </table:table-cell>
          <table:table-cell table:style-name="Table2.A1" office:value-type="string">
            <text:p text:style-name="P4">01, 02, …, 31</text:p>
          </table:table-cell>
          <table:table-cell table:style-name="Table2.A1" office:value-type="string">
            <text:p text:style-name="P4">(9)</text:p>
          </table:table-cell>
        </table:table-row>
        <table:table-row>
          <table:table-cell table:style-name="Table2.A1" office:value-type="string">
            <text:p text:style-name="P4"><text:span text:style-name="Source_20_Text">%b</text:span></text:p>
          </table:table-cell>
          <table:table-cell table:style-name="Table2.A1" office:value-type="string">
            <text:p text:style-name="P4">Month as locale’s abbreviated name.</text:p>
          </table:table-cell>
          <table:table-cell table:style-name="Table2.A1" office:value-type="string">
            <text:p text:style-name="Table_20_Contents">Jan, Feb, …, Dec (en_US);</text:p>
            <text:p text:style-name="Table_20_Contents">Jan, Feb, …, Dez (de_DE)</text:p>
          </table:table-cell>
          <table:table-cell table:style-name="Table2.A1" office:value-type="string">
            <text:p text:style-name="P4">(1)</text:p>
          </table:table-cell>
        </table:table-row>
        <table:table-row>
          <table:table-cell table:style-name="Table2.A1" office:value-type="string">
            <text:p text:style-name="P4"><text:span text:style-name="Source_20_Text">%B</text:span></text:p>
          </table:table-cell>
          <table:table-cell table:style-name="Table2.A1" office:value-type="string">
            <text:p text:style-name="P4">Month as locale’s full name.</text:p>
          </table:table-cell>
          <table:table-cell table:style-name="Table2.A1" office:value-type="string">
            <text:p text:style-name="Table_20_Contents">January, February, …, December (en_US);</text:p>
            <text:p text:style-name="Table_20_Contents">Januar, Februar, …, Dezember (de_DE)</text:p>
          </table:table-cell>
          <table:table-cell table:style-name="Table2.A1" office:value-type="string">
            <text:p text:style-name="P4">(1)</text:p>
          </table:table-cell>
        </table:table-row>
        <table:table-row>
          <table:table-cell table:style-name="Table2.A1" office:value-type="string">
            <text:p text:style-name="P4"><text:span text:style-name="Source_20_Text">%m</text:span></text:p>
          </table:table-cell>
          <table:table-cell table:style-name="Table2.A1" office:value-type="string">
            <text:p text:style-name="P4">Month as a zero-padded decimal number.</text:p>
          </table:table-cell>
          <table:table-cell table:style-name="Table2.A1" office:value-type="string">
            <text:p text:style-name="P4">01, 02, …, 12</text:p>
          </table:table-cell>
          <table:table-cell table:style-name="Table2.A1" office:value-type="string">
            <text:p text:style-name="P4">(9)</text:p>
          </table:table-cell>
        </table:table-row>
        <table:table-row>
          <table:table-cell table:style-name="Table2.A1" office:value-type="string">
            <text:p text:style-name="P4"><text:span text:style-name="Source_20_Text">%y</text:span></text:p>
          </table:table-cell>
          <table:table-cell table:style-name="Table2.A1" office:value-type="string">
            <text:p text:style-name="P4">Year without century as a zero-padded decimal number.</text:p>
          </table:table-cell>
          <table:table-cell table:style-name="Table2.A1" office:value-type="string">
            <text:p text:style-name="P4">00, 01, …, 99</text:p>
          </table:table-cell>
          <table:table-cell table:style-name="Table2.A1" office:value-type="string">
            <text:p text:style-name="P4">(9)</text:p>
          </table:table-cell>
        </table:table-row>
        <table:table-row>
          <table:table-cell table:style-name="Table2.A1" office:value-type="string">
            <text:p text:style-name="P4"><text:span text:style-name="Source_20_Text">%Y</text:span></text:p>
          </table:table-cell>
          <table:table-cell table:style-name="Table2.A1" office:value-type="string">
            <text:p text:style-name="P4">Year with century as a decimal number.</text:p>
          </table:table-cell>
          <table:table-cell table:style-name="Table2.A1" office:value-type="string">
            <text:p text:style-name="P4">0001, 0002, …, 2013, 2014, …, 9998, 9999</text:p>
          </table:table-cell>
          <table:table-cell table:style-name="Table2.A1" office:value-type="string">
            <text:p text:style-name="P4">(2)</text:p>
          </table:table-cell>
        </table:table-row>
        <text:soft-page-break/>
        <table:table-row>
          <table:table-cell table:style-name="Table2.A1" office:value-type="string">
            <text:p text:style-name="P4"><text:span text:style-name="Source_20_Text">%H</text:span></text:p>
          </table:table-cell>
          <table:table-cell table:style-name="Table2.A1" office:value-type="string">
            <text:p text:style-name="P4">Hour (24-hour clock) as a zero-padded decimal number.</text:p>
          </table:table-cell>
          <table:table-cell table:style-name="Table2.A1" office:value-type="string">
            <text:p text:style-name="P4">00, 01, …, 23</text:p>
          </table:table-cell>
          <table:table-cell table:style-name="Table2.A1" office:value-type="string">
            <text:p text:style-name="P4">(9)</text:p>
          </table:table-cell>
        </table:table-row>
        <table:table-row>
          <table:table-cell table:style-name="Table2.A1" office:value-type="string">
            <text:p text:style-name="P4"><text:span text:style-name="Source_20_Text">%I</text:span></text:p>
          </table:table-cell>
          <table:table-cell table:style-name="Table2.A1" office:value-type="string">
            <text:p text:style-name="P4">Hour (12-hour clock) as a zero-padded decimal number.</text:p>
          </table:table-cell>
          <table:table-cell table:style-name="Table2.A1" office:value-type="string">
            <text:p text:style-name="P4">01, 02, …, 12</text:p>
          </table:table-cell>
          <table:table-cell table:style-name="Table2.A1" office:value-type="string">
            <text:p text:style-name="P4">(9)</text:p>
          </table:table-cell>
        </table:table-row>
        <table:table-row>
          <table:table-cell table:style-name="Table2.A1" office:value-type="string">
            <text:p text:style-name="P4"><text:span text:style-name="Source_20_Text">%p</text:span></text:p>
          </table:table-cell>
          <table:table-cell table:style-name="Table2.A1" office:value-type="string">
            <text:p text:style-name="P4">Locale’s equivalent of either AM or PM.</text:p>
          </table:table-cell>
          <table:table-cell table:style-name="Table2.A1" office:value-type="string">
            <text:p text:style-name="Table_20_Contents">AM, PM (en_US);</text:p>
            <text:p text:style-name="Table_20_Contents">am, pm (de_DE)</text:p>
          </table:table-cell>
          <table:table-cell table:style-name="Table2.A1" office:value-type="string">
            <text:p text:style-name="P4">(1), (3)</text:p>
          </table:table-cell>
        </table:table-row>
        <table:table-row>
          <table:table-cell table:style-name="Table2.A1" office:value-type="string">
            <text:p text:style-name="P4"><text:span text:style-name="Source_20_Text">%M</text:span></text:p>
          </table:table-cell>
          <table:table-cell table:style-name="Table2.A1" office:value-type="string">
            <text:p text:style-name="P4">Minute as a zero-padded decimal number.</text:p>
          </table:table-cell>
          <table:table-cell table:style-name="Table2.A1" office:value-type="string">
            <text:p text:style-name="P4">00, 01, …, 59</text:p>
          </table:table-cell>
          <table:table-cell table:style-name="Table2.A1" office:value-type="string">
            <text:p text:style-name="P4">(9)</text:p>
          </table:table-cell>
        </table:table-row>
        <table:table-row>
          <table:table-cell table:style-name="Table2.A1" office:value-type="string">
            <text:p text:style-name="P4"><text:span text:style-name="Source_20_Text">%S</text:span></text:p>
          </table:table-cell>
          <table:table-cell table:style-name="Table2.A1" office:value-type="string">
            <text:p text:style-name="P4">Second as a zero-padded decimal number.</text:p>
          </table:table-cell>
          <table:table-cell table:style-name="Table2.A1" office:value-type="string">
            <text:p text:style-name="P4">00, 01, …, 59</text:p>
          </table:table-cell>
          <table:table-cell table:style-name="Table2.A1" office:value-type="string">
            <text:p text:style-name="P4">(4), (9)</text:p>
          </table:table-cell>
        </table:table-row>
        <table:table-row>
          <table:table-cell table:style-name="Table2.A1" office:value-type="string">
            <text:p text:style-name="P4"><text:span text:style-name="Source_20_Text">%f</text:span></text:p>
          </table:table-cell>
          <table:table-cell table:style-name="Table2.A1" office:value-type="string">
            <text:p text:style-name="P4">Microsecond as a decimal number, zero-padded on the left.</text:p>
          </table:table-cell>
          <table:table-cell table:style-name="Table2.A1" office:value-type="string">
            <text:p text:style-name="P4">000000, 000001, …, 999999</text:p>
          </table:table-cell>
          <table:table-cell table:style-name="Table2.A1" office:value-type="string">
            <text:p text:style-name="P4">(5)</text:p>
          </table:table-cell>
        </table:table-row>
        <table:table-row>
          <table:table-cell table:style-name="Table2.A1" office:value-type="string">
            <text:p text:style-name="P4"><text:span text:style-name="Source_20_Text">%z</text:span></text:p>
          </table:table-cell>
          <table:table-cell table:style-name="Table2.A1" office:value-type="string">
            <text:p text:style-name="P4">UTC offset in the form ±HHMM[SS[.ffffff]] (empty string if the object is naive).</text:p>
          </table:table-cell>
          <table:table-cell table:style-name="Table2.A1" office:value-type="string">
            <text:p text:style-name="P4">(empty), +0000, -0400, +1030, +063415, -030712.345216</text:p>
          </table:table-cell>
          <table:table-cell table:style-name="Table2.A1" office:value-type="string">
            <text:p text:style-name="P4">(6)</text:p>
          </table:table-cell>
        </table:table-row>
        <table:table-row>
          <table:table-cell table:style-name="Table2.A1" office:value-type="string">
            <text:p text:style-name="P4"><text:span text:style-name="Source_20_Text">%Z</text:span></text:p>
          </table:table-cell>
          <table:table-cell table:style-name="Table2.A1" office:value-type="string">
            <text:p text:style-name="P4">Time zone name (empty string if the object is naive).</text:p>
          </table:table-cell>
          <table:table-cell table:style-name="Table2.A1" office:value-type="string">
            <text:p text:style-name="P4">(empty), UTC, EST, CST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<text:span text:style-name="Source_20_Text">%j</text:span></text:p>
          </table:table-cell>
          <table:table-cell table:style-name="Table2.A1" office:value-type="string">
            <text:p text:style-name="P4">Day of the year as a zero-padded decimal number.</text:p>
          </table:table-cell>
          <table:table-cell table:style-name="Table2.A1" office:value-type="string">
            <text:p text:style-name="P4">001, 002, …, 366</text:p>
          </table:table-cell>
          <table:table-cell table:style-name="Table2.A1" office:value-type="string">
            <text:p text:style-name="P4">(9)</text:p>
          </table:table-cell>
        </table:table-row>
        <table:table-row>
          <table:table-cell table:style-name="Table2.A1" office:value-type="string">
            <text:p text:style-name="P4"><text:span text:style-name="Source_20_Text">%U</text:span></text:p>
          </table:table-cell>
          <table:table-cell table:style-name="Table2.A1" office:value-type="string">
            <text:p text:style-name="P4">Week number of the year (Sunday as the first day of the week) as a zero padded decimal number. All days in a new year preceding the first Sunday are considered to be in week 0.</text:p>
          </table:table-cell>
          <table:table-cell table:style-name="Table2.A1" office:value-type="string">
            <text:p text:style-name="P4">00, 01, …, 53</text:p>
          </table:table-cell>
          <table:table-cell table:style-name="Table2.A1" office:value-type="string">
            <text:p text:style-name="P4">(7), (9)</text:p>
          </table:table-cell>
        </table:table-row>
        <table:table-row>
          <table:table-cell table:style-name="Table2.A1" office:value-type="string">
            <text:p text:style-name="P4"><text:span text:style-name="Source_20_Text">%W</text:span></text:p>
          </table:table-cell>
          <table:table-cell table:style-name="Table2.A1" office:value-type="string">
            <text:p text:style-name="P4">Week number of the year (Monday as the first day of the week) as a decimal number. All days in a new year preceding the first Monday are considered to be in week 0.</text:p>
          </table:table-cell>
          <table:table-cell table:style-name="Table2.A1" office:value-type="string">
            <text:p text:style-name="P4">00, 01, …, 53</text:p>
          </table:table-cell>
          <table:table-cell table:style-name="Table2.A1" office:value-type="string">
            <text:p text:style-name="P4">(7), (9)</text:p>
          </table:table-cell>
        </table:table-row>
        <table:table-row>
          <table:table-cell table:style-name="Table2.A1" office:value-type="string">
            <text:p text:style-name="P4"><text:span text:style-name="Source_20_Text">%c</text:span></text:p>
          </table:table-cell>
          <table:table-cell table:style-name="Table2.A1" office:value-type="string">
            <text:p text:style-name="P4">Locale’s appropriate date and time representation.</text:p>
          </table:table-cell>
          <table:table-cell table:style-name="Table2.A1" office:value-type="string">
            <text:p text:style-name="Table_20_Contents">Tue Aug 16 21:30:00 1988 (en_US);</text:p>
            <text:p text:style-name="Table_20_Contents">Di 16 Aug 21:30:00 1988 (de_DE)</text:p>
          </table:table-cell>
          <table:table-cell table:style-name="Table2.A1" office:value-type="string">
            <text:p text:style-name="P4">(1)</text:p>
          </table:table-cell>
        </table:table-row>
        <table:table-row>
          <table:table-cell table:style-name="Table2.A1" office:value-type="string">
            <text:p text:style-name="P4"><text:span text:style-name="Source_20_Text">%x</text:span></text:p>
          </table:table-cell>
          <table:table-cell table:style-name="Table2.A1" office:value-type="string">
            <text:p text:style-name="P4">Locale’s appropriate date representation.</text:p>
          </table:table-cell>
          <table:table-cell table:style-name="Table2.A1" office:value-type="string">
            <text:p text:style-name="Table_20_Contents">08/16/88 (None);</text:p>
            <text:p text:style-name="Table_20_Contents">08/16/1988 (en_US);</text:p>
            <text:p text:style-name="Table_20_Contents">16.08.1988 (de_DE)</text:p>
          </table:table-cell>
          <table:table-cell table:style-name="Table2.A1" office:value-type="string">
            <text:p text:style-name="P4">(1)</text:p>
          </table:table-cell>
        </table:table-row>
        <table:table-row>
          <table:table-cell table:style-name="Table2.A1" office:value-type="string">
            <text:p text:style-name="P4"><text:span text:style-name="Source_20_Text">%X</text:span></text:p>
          </table:table-cell>
          <table:table-cell table:style-name="Table2.A1" office:value-type="string">
            <text:p text:style-name="P4">Locale’s appropriate time representation.</text:p>
          </table:table-cell>
          <table:table-cell table:style-name="Table2.A1" office:value-type="string">
            <text:p text:style-name="Table_20_Contents">21:30:00 (en_US);</text:p>
            <text:p text:style-name="Table_20_Contents">21:30:00 (de_DE)</text:p>
          </table:table-cell>
          <table:table-cell table:style-name="Table2.A1" office:value-type="string">
            <text:p text:style-name="P4">(1)</text:p>
          </table:table-cell>
        </table:table-row>
        <table:table-row>
          <table:table-cell table:style-name="Table2.A1" office:value-type="string">
            <text:p text:style-name="P4"><text:span text:style-name="Source_20_Text">%%</text:span></text:p>
          </table:table-cell>
          <table:table-cell table:style-name="Table2.A1" office:value-type="string">
            <text:p text:style-name="P4">A literal <text:span text:style-name="Source_20_Text">'%'</text:span> character.</text:p>
          </table:table-cell>
          <table:table-cell table:style-name="Table2.A1" office:value-type="string">
            <text:p text:style-name="P4">%</text:p>
          </table:table-cell>
          <table:table-cell table:style-name="Table2.A1" office:value-type="string">
            <text:p text:style-name="P5"/>
          </table:table-cell>
        </table:table-row>
      </table:table>
      <text:p text:style-name="P16"><text:soft-page-break/>Typed arrays of times: Numpy’s datetime64:</text:p>
      <text:p text:style-name="P30">date=np.array(‘2015-07-04’, dtype=np.datetime64)</text:p>
      <text:p text:style-name="P30">date+np.arange(12)</text:p>
      <text:p text:style-name="P30">resultado un array de 12 fechas con formato datetime64</text:p>
      <text:p text:style-name="P30"/>
      <text:p text:style-name="P30">np.datetime64(‘2015-07-04) – pasas el string al formato fecha.</text:p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Code</text:p>
            </table:table-cell>
            <table:table-cell table:style-name="Table3.A1" office:value-type="string">
              <text:p text:style-name="Table_20_Heading">Meaning</text:p>
            </table:table-cell>
            <table:table-cell table:style-name="Table3.A1" office:value-type="string">
              <text:p text:style-name="Table_20_Heading">Time span (relative)</text:p>
            </table:table-cell>
            <table:table-cell table:style-name="Table3.A1" office:value-type="string">
              <text:p text:style-name="Table_20_Heading">Time span (absolute)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Y</text:span></text:p>
          </table:table-cell>
          <table:table-cell table:style-name="Table3.A1" office:value-type="string">
            <text:p text:style-name="Table_20_Contents">Year</text:p>
          </table:table-cell>
          <table:table-cell table:style-name="Table3.A1" office:value-type="string">
            <text:p text:style-name="Table_20_Contents">± 9.2e18 years</text:p>
          </table:table-cell>
          <table:table-cell table:style-name="Table3.A1" office:value-type="string">
            <text:p text:style-name="Table_20_Contents">[9.2e18 BC, 9.2e18 AD]</text:p>
          </table:table-cell>
        </table:table-row>
        <table:table-row>
          <table:table-cell table:style-name="Table3.A1" office:value-type="string">
            <text:p text:style-name="Table_20_Contents"><text:span text:style-name="Source_20_Text">M</text:span></text:p>
          </table:table-cell>
          <table:table-cell table:style-name="Table3.A1" office:value-type="string">
            <text:p text:style-name="Table_20_Contents">Month</text:p>
          </table:table-cell>
          <table:table-cell table:style-name="Table3.A1" office:value-type="string">
            <text:p text:style-name="Table_20_Contents">± 7.6e17 years</text:p>
          </table:table-cell>
          <table:table-cell table:style-name="Table3.A1" office:value-type="string">
            <text:p text:style-name="Table_20_Contents">[7.6e17 BC, 7.6e17 AD]</text:p>
          </table:table-cell>
        </table:table-row>
        <table:table-row>
          <table:table-cell table:style-name="Table3.A1" office:value-type="string">
            <text:p text:style-name="Table_20_Contents"><text:span text:style-name="Source_20_Text">W</text:span></text:p>
          </table:table-cell>
          <table:table-cell table:style-name="Table3.A1" office:value-type="string">
            <text:p text:style-name="Table_20_Contents">Week</text:p>
          </table:table-cell>
          <table:table-cell table:style-name="Table3.A1" office:value-type="string">
            <text:p text:style-name="Table_20_Contents">± 1.7e17 years</text:p>
          </table:table-cell>
          <table:table-cell table:style-name="Table3.A1" office:value-type="string">
            <text:p text:style-name="Table_20_Contents">[1.7e17 BC, 1.7e17 AD]</text:p>
          </table:table-cell>
        </table:table-row>
        <table:table-row>
          <table:table-cell table:style-name="Table3.A1" office:value-type="string">
            <text:p text:style-name="Table_20_Contents"><text:span text:style-name="Source_20_Text">D</text:span></text:p>
          </table:table-cell>
          <table:table-cell table:style-name="Table3.A1" office:value-type="string">
            <text:p text:style-name="Table_20_Contents">Day</text:p>
          </table:table-cell>
          <table:table-cell table:style-name="Table3.A1" office:value-type="string">
            <text:p text:style-name="Table_20_Contents">± 2.5e16 years</text:p>
          </table:table-cell>
          <table:table-cell table:style-name="Table3.A1" office:value-type="string">
            <text:p text:style-name="Table_20_Contents">[2.5e16 BC, 2.5e16 AD]</text:p>
          </table:table-cell>
        </table:table-row>
        <table:table-row>
          <table:table-cell table:style-name="Table3.A1" office:value-type="string">
            <text:p text:style-name="Table_20_Contents"><text:span text:style-name="Source_20_Text">h</text:span></text:p>
          </table:table-cell>
          <table:table-cell table:style-name="Table3.A1" office:value-type="string">
            <text:p text:style-name="Table_20_Contents">Hour</text:p>
          </table:table-cell>
          <table:table-cell table:style-name="Table3.A1" office:value-type="string">
            <text:p text:style-name="Table_20_Contents">± 1.0e15 years</text:p>
          </table:table-cell>
          <table:table-cell table:style-name="Table3.A1" office:value-type="string">
            <text:p text:style-name="Table_20_Contents">[1.0e15 BC, 1.0e15 AD]</text:p>
          </table:table-cell>
        </table:table-row>
        <table:table-row>
          <table:table-cell table:style-name="Table3.A1" office:value-type="string">
            <text:p text:style-name="Table_20_Contents"><text:span text:style-name="Source_20_Text">m</text:span></text:p>
          </table:table-cell>
          <table:table-cell table:style-name="Table3.A1" office:value-type="string">
            <text:p text:style-name="Table_20_Contents">Minute</text:p>
          </table:table-cell>
          <table:table-cell table:style-name="Table3.A1" office:value-type="string">
            <text:p text:style-name="Table_20_Contents">± 1.7e13 years</text:p>
          </table:table-cell>
          <table:table-cell table:style-name="Table3.A1" office:value-type="string">
            <text:p text:style-name="Table_20_Contents">[1.7e13 BC, 1.7e13 AD]</text:p>
          </table:table-cell>
        </table:table-row>
        <table:table-row>
          <table:table-cell table:style-name="Table3.A1" office:value-type="string">
            <text:p text:style-name="Table_20_Contents"><text:span text:style-name="Source_20_Text">s</text:span></text:p>
          </table:table-cell>
          <table:table-cell table:style-name="Table3.A1" office:value-type="string">
            <text:p text:style-name="Table_20_Contents">Second</text:p>
          </table:table-cell>
          <table:table-cell table:style-name="Table3.A1" office:value-type="string">
            <text:p text:style-name="Table_20_Contents">± 2.9e12 years</text:p>
          </table:table-cell>
          <table:table-cell table:style-name="Table3.A1" office:value-type="string">
            <text:p text:style-name="Table_20_Contents">[ 2.9e9 BC, 2.9e9 AD]</text:p>
          </table:table-cell>
        </table:table-row>
        <table:table-row>
          <table:table-cell table:style-name="Table3.A1" office:value-type="string">
            <text:p text:style-name="Table_20_Contents"><text:span text:style-name="Source_20_Text">ms</text:span></text:p>
          </table:table-cell>
          <table:table-cell table:style-name="Table3.A1" office:value-type="string">
            <text:p text:style-name="Table_20_Contents">Millisecond</text:p>
          </table:table-cell>
          <table:table-cell table:style-name="Table3.A1" office:value-type="string">
            <text:p text:style-name="Table_20_Contents">± 2.9e9 years</text:p>
          </table:table-cell>
          <table:table-cell table:style-name="Table3.A1" office:value-type="string">
            <text:p text:style-name="Table_20_Contents">[ 2.9e6 BC, 2.9e6 AD]</text:p>
          </table:table-cell>
        </table:table-row>
        <table:table-row>
          <table:table-cell table:style-name="Table3.A1" office:value-type="string">
            <text:p text:style-name="Table_20_Contents"><text:span text:style-name="Source_20_Text">us</text:span></text:p>
          </table:table-cell>
          <table:table-cell table:style-name="Table3.A1" office:value-type="string">
            <text:p text:style-name="Table_20_Contents">Microsecond</text:p>
          </table:table-cell>
          <table:table-cell table:style-name="Table3.A1" office:value-type="string">
            <text:p text:style-name="Table_20_Contents">± 2.9e6 years</text:p>
          </table:table-cell>
          <table:table-cell table:style-name="Table3.A1" office:value-type="string">
            <text:p text:style-name="Table_20_Contents">[290301 BC, 294241 AD]</text:p>
          </table:table-cell>
        </table:table-row>
        <table:table-row>
          <table:table-cell table:style-name="Table3.A1" office:value-type="string">
            <text:p text:style-name="Table_20_Contents"><text:span text:style-name="Source_20_Text">ns</text:span></text:p>
          </table:table-cell>
          <table:table-cell table:style-name="Table3.A1" office:value-type="string">
            <text:p text:style-name="Table_20_Contents">Nanosecond</text:p>
          </table:table-cell>
          <table:table-cell table:style-name="Table3.A1" office:value-type="string">
            <text:p text:style-name="Table_20_Contents">± 292 years</text:p>
          </table:table-cell>
          <table:table-cell table:style-name="Table3.A1" office:value-type="string">
            <text:p text:style-name="Table_20_Contents">[ 1678 AD, 2262 AD]</text:p>
          </table:table-cell>
        </table:table-row>
        <table:table-row>
          <table:table-cell table:style-name="Table3.A1" office:value-type="string">
            <text:p text:style-name="Table_20_Contents"><text:span text:style-name="Source_20_Text">ps</text:span></text:p>
          </table:table-cell>
          <table:table-cell table:style-name="Table3.A1" office:value-type="string">
            <text:p text:style-name="Table_20_Contents">Picosecond</text:p>
          </table:table-cell>
          <table:table-cell table:style-name="Table3.A1" office:value-type="string">
            <text:p text:style-name="Table_20_Contents">± 106 days</text:p>
          </table:table-cell>
          <table:table-cell table:style-name="Table3.A1" office:value-type="string">
            <text:p text:style-name="Table_20_Contents">[ 1969 AD, 1970 AD]</text:p>
          </table:table-cell>
        </table:table-row>
        <table:table-row>
          <table:table-cell table:style-name="Table3.A1" office:value-type="string">
            <text:p text:style-name="Table_20_Contents"><text:span text:style-name="Source_20_Text">fs</text:span></text:p>
          </table:table-cell>
          <table:table-cell table:style-name="Table3.A1" office:value-type="string">
            <text:p text:style-name="Table_20_Contents">Femtosecond</text:p>
          </table:table-cell>
          <table:table-cell table:style-name="Table3.A1" office:value-type="string">
            <text:p text:style-name="Table_20_Contents">± 2.6 hours</text:p>
          </table:table-cell>
          <table:table-cell table:style-name="Table3.A1" office:value-type="string">
            <text:p text:style-name="Table_20_Contents">[ 1969 AD, 1970 AD]</text:p>
          </table:table-cell>
        </table:table-row>
        <table:table-row>
          <table:table-cell table:style-name="Table3.A1" office:value-type="string">
            <text:p text:style-name="Table_20_Contents"><text:span text:style-name="Source_20_Text">as</text:span></text:p>
          </table:table-cell>
          <table:table-cell table:style-name="Table3.A1" office:value-type="string">
            <text:p text:style-name="Table_20_Contents">Attosecond</text:p>
          </table:table-cell>
          <table:table-cell table:style-name="Table3.A1" office:value-type="string">
            <text:p text:style-name="Table_20_Contents">± 9.2 seconds</text:p>
          </table:table-cell>
          <table:table-cell table:style-name="Table3.A1" office:value-type="string">
            <text:p text:style-name="Table_20_Contents">[ 1969 AD, 1970 AD]</text:p>
          </table:table-cell>
        </table:table-row>
      </table:table>
      <text:p text:style-name="P30"/>
      <text:p text:style-name="P17">Dates &amp; Times in pandas: best of both worlds:</text:p>
      <text:p text:style-name="P30">Pandas builds upon all the tools just discussed to provide a <text:span text:style-name="Source_20_Text">Timestamp</text:span> object, which combines the ease-of-use of <text:span text:style-name="Source_20_Text">datetime</text:span> and <text:span text:style-name="Source_20_Text">dateutil</text:span> with the efficient storage and vectorized interface of <text:span text:style-name="Source_20_Text">numpy.datetime64</text:span>. From a group of these <text:span text:style-name="Source_20_Text">Timestamp</text:span> objects, Pandas can construct a <text:span text:style-name="Source_20_Text">DatetimeIndex</text:span> that can be used to index data in a <text:span text:style-name="Source_20_Text">Series</text:span> or <text:span text:style-name="Source_20_Text">DataFrame</text:span>;</text:p>
      <text:p text:style-name="P30"/>
      <text:p text:style-name="P31">date=pd.to_datetime(“4tg of July, 2015”) - pasas el string a formato fecha</text:p>
      <text:p text:style-name="P31">date.strftime(%A) – Trae el dia de la fecha</text:p>
      <text:p text:style-name="P31">date+pd.to_timedelta(np.arange(12),’D’) - tenes un array con doce datos subiendo de a un día</text:p>
      <text:p text:style-name="P31"/>
      <text:p text:style-name="P18">Pandas Time Series:Indexing by Time:</text:p>
      <text:p text:style-name="P31">index=pd.DatatimeIndex(['2014-07-04', '2014-08-04','2015-07-04', '2015-08-04']) – armas un indice con formato fecha. Lo usas en una serie o un df luego.</text:p>
      <text:p text:style-name="P31"/>
      <text:p text:style-name="P31">df['2014-07-04':'2015-07-04'] – traes los rows entre esas fechas</text:p>
      <text:p text:style-name="P31">df[‘2015’] - traes los rows que el indice sea durante el año 2015.</text:p>
      <text:p text:style-name="P31"/>
      <text:p text:style-name="P18">Pandas Time Series Data Structure:</text:p>
      <text:p text:style-name="P30"/>
      <text:list xml:id="list189650184" text:style-name="L7">
        <text:list-item>
          <text:p text:style-name="P44"><text:span text:style-name="T1">For </text:span><text:span text:style-name="Emphasis"><text:span text:style-name="T2">time stamps</text:span></text:span><text:span text:style-name="T1">, Pandas provides the </text:span><text:span text:style-name="Source_20_Text"><text:span text:style-name="T1">Timestamp</text:span></text:span><text:span text:style-name="T1"> type. As mentioned before, it is essentially a replacement for Python's native </text:span><text:span text:style-name="Source_20_Text"><text:span text:style-name="T1">datetime</text:span></text:span><text:span text:style-name="T1">, but is based on the more efficient </text:span><text:span text:style-name="Source_20_Text"><text:span text:style-name="T1">numpy.datetime64</text:span></text:span><text:span text:style-name="T1"> data type. The associated Index structure is </text:span><text:span text:style-name="Source_20_Text"><text:span text:style-name="T1">DatetimeIndex</text:span></text:span><text:span text:style-name="T1">. </text:span></text:p>
        </text:list-item>
      </text:list>
      <text:list xml:id="list3061616996" text:style-name="L8">
        <text:list-item>
          <text:p text:style-name="P47"><text:soft-page-break/><text:span text:style-name="T5">For </text:span><text:span text:style-name="Emphasis"><text:span text:style-name="T5">time Periods</text:span></text:span><text:span text:style-name="T5">, Pandas provides the </text:span><text:span text:style-name="Source_20_Text"><text:span text:style-name="T5">Period</text:span></text:span><text:span text:style-name="T5"> type. This encodes a fixed-frequency interval based on </text:span><text:span text:style-name="Source_20_Text"><text:span text:style-name="T5">numpy.datetime64</text:span></text:span><text:span text:style-name="T5">. The associated index structure is </text:span><text:span text:style-name="Source_20_Text"><text:span text:style-name="T5">PeriodIndex</text:span></text:span><text:span text:style-name="T5">. </text:span></text:p>
        </text:list-item>
        <text:list-item>
          <text:p text:style-name="P45"><text:span text:style-name="T5">For </text:span><text:span text:style-name="Emphasis"><text:span text:style-name="T5">time deltas</text:span></text:span><text:span text:style-name="T5"> or </text:span><text:span text:style-name="Emphasis"><text:span text:style-name="T5">durations</text:span></text:span><text:span text:style-name="T5">, Pandas provides the </text:span><text:span text:style-name="Source_20_Text"><text:span text:style-name="T5">Timedelta</text:span></text:span><text:span text:style-name="T5"> type. </text:span><text:span text:style-name="Source_20_Text"><text:span text:style-name="T5">Timedelta</text:span></text:span><text:span text:style-name="T5"> is a more efficient replacement for Python's native </text:span><text:span text:style-name="Source_20_Text"><text:span text:style-name="T5">datetime.timedelta</text:span></text:span><text:span text:style-name="T5"> type, and is based on </text:span><text:span text:style-name="Source_20_Text"><text:span text:style-name="T5">numpy.timedelta64</text:span></text:span><text:span text:style-name="T5">. The associated index structure is </text:span><text:span text:style-name="Source_20_Text"><text:span text:style-name="T5">TimedeltaIndex</text:span></text:span><text:span text:style-name="T5">. </text:span></text:p>
        </text:list-item>
      </text:list>
      <text:p text:style-name="P30">dates=pd.to_datetime([datetime(2015,7,3), '4th of July, 2015', '2015-Jul-6', '07-07-2015', '20150708']) – con esto ya tenes un datetimeindex</text:p>
      <text:p text:style-name="P2">DatetimeIndex(['2015-07-03', '2015-07-04', '2015-07-06', '2015-07-07',</text:p>
      <text:p text:style-name="Preformatted_20_Text"><text:s text:c="15"/>'2015-07-08'],</text:p>
      <text:p text:style-name="P3"><text:s text:c="14"/>dtype='datetime64[ns]', freq=None)</text:p>
      <text:p text:style-name="P30">dates.to_period(‘D’) - pasas un datetimeindex a un PeriodIndex con frecuencia Días.</text:p>
      <text:p text:style-name="P2">PeriodIndex(['2015-07-03', '2015-07-04', '2015-07-06', '2015-07-07',</text:p>
      <text:p text:style-name="Preformatted_20_Text"><text:s text:c="13"/>'2015-07-08'],</text:p>
      <text:p text:style-name="P3"><text:s text:c="12"/>dtype='period[D]', freq='D')</text:p>
      <text:p text:style-name="P30">Dates-dates[0] – creas un TimedeltaIndex</text:p>
      <text:p text:style-name="P2">TimedeltaIndex(['0 days', '1 days', '3 days', '4 days', '5 days'], dtype='timedelta64[ns]', freq=None)</text:p>
      <text:p text:style-name="P30"/>
      <text:p text:style-name="P17">Regular Sequences: pd.date_range():</text:p>
      <text:p text:style-name="P30"/>
      <text:p text:style-name="P30">pd.date_range('2015-07-03', '2015-07-10')</text:p>
      <text:p text:style-name="P2"><text:s/>D<text:span text:style-name="T6">a</text:span>tetimeIndex(['2015-07-03', '2015-07-04', '2015-07-05', '2015-07-06',</text:p>
      <text:p text:style-name="Preformatted_20_Text"><text:s text:c="15"/>'2015-07-07', '2015-07-08', '2015-07-09', '2015-07-10'],</text:p>
      <text:p text:style-name="P3"><text:s text:c="14"/>dtype='datetime64[ns]', freq='D')</text:p>
      <text:p text:style-name="P30">pd.date_range('2015-07-03', periods=8)</text:p>
      <text:p text:style-name="P2">DatetimeIndex(['2015-07-03', '2015-07-04', '2015-07-05', '2015-07-06',</text:p>
      <text:p text:style-name="Preformatted_20_Text"><text:s text:c="15"/>'2015-07-07', '2015-07-08', '2015-07-09', '2015-07-10'],</text:p>
      <text:p text:style-name="P3"><text:s text:c="14"/>dtype='datetime64[ns]', freq='D')</text:p>
      <text:p text:style-name="P30">pd.date_range('2015-07-03', periods=8, freq='H') – <text:span text:style-name="T6">lo mismo pero aumenta de a 1 hr en vez de 1dia</text:span></text:p>
      <text:p text:style-name="P30"/>
      <text:p text:style-name="P30">pd.period_range('2015-07', periods=8, freq='M')</text:p>
      <text:p text:style-name="P2">PeriodIndex(['2015-07', '2015-08', '2015-09', '2015-10', '2015-11', '2015-12',</text:p>
      <text:p text:style-name="Preformatted_20_Text"><text:s text:c="13"/>'2016-01', '2016-02'],</text:p>
      <text:p text:style-name="P3"><text:s text:c="12"/>dtype='period[M]', freq='M')</text:p>
      <text:p text:style-name="P30">pd.timedelta_range(0, periods=10, freq='H')</text:p>
      <text:p text:style-name="P2">TimedeltaIndex(['00:00:00', '01:00:00', '02:00:00', '03:00:00', '04:00:00',</text:p>
      <text:p text:style-name="Preformatted_20_Text"><text:s text:c="16"/>'05:00:00', '06:00:00', '07:00:00', '08:00:00', '09:00:00'],</text:p>
      <text:p text:style-name="P3"><text:s text:c="15"/>dtype='timedelta64[ns]', freq='H')</text:p>
      <text:p text:style-name="P19">Frequencies and offse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Code</text:p>
            </table:table-cell>
            <table:table-cell table:style-name="Table4.A1" office:value-type="string">
              <text:p text:style-name="Table_20_Heading">Description</text:p>
            </table:table-cell>
            <table:table-cell table:style-name="Table4.A1" office:value-type="string">
              <text:p text:style-name="Table_20_Heading">Cod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D</text:span></text:p>
          </table:table-cell>
          <table:table-cell table:style-name="Table4.A1" office:value-type="string">
            <text:p text:style-name="Table_20_Contents">Calendar day</text:p>
          </table:table-cell>
          <table:table-cell table:style-name="Table4.A1" office:value-type="string">
            <text:p text:style-name="Table_20_Contents"><text:span text:style-name="Source_20_Text">B</text:span></text:p>
          </table:table-cell>
          <table:table-cell table:style-name="Table4.A1" office:value-type="string">
            <text:p text:style-name="Table_20_Contents">Business day</text:p>
          </table:table-cell>
        </table:table-row>
        <table:table-row>
          <table:table-cell table:style-name="Table4.A1" office:value-type="string">
            <text:p text:style-name="Table_20_Contents"><text:span text:style-name="Source_20_Text">W</text:span></text:p>
          </table:table-cell>
          <table:table-cell table:style-name="Table4.A1" office:value-type="string">
            <text:p text:style-name="Table_20_Contents">Weekly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Table_20_Contents"><text:span text:style-name="Source_20_Text">M</text:span></text:p>
          </table:table-cell>
          <table:table-cell table:style-name="Table4.A1" office:value-type="string">
            <text:p text:style-name="Table_20_Contents">Month end</text:p>
          </table:table-cell>
          <table:table-cell table:style-name="Table4.A1" office:value-type="string">
            <text:p text:style-name="Table_20_Contents"><text:span text:style-name="Source_20_Text">BM</text:span></text:p>
          </table:table-cell>
          <table:table-cell table:style-name="Table4.A1" office:value-type="string">
            <text:p text:style-name="Table_20_Contents">Business month end</text:p>
          </table:table-cell>
        </table:table-row>
        <text:soft-page-break/>
        <table:table-row>
          <table:table-cell table:style-name="Table4.A1" office:value-type="string">
            <text:p text:style-name="Table_20_Contents"><text:span text:style-name="Source_20_Text">Q</text:span></text:p>
          </table:table-cell>
          <table:table-cell table:style-name="Table4.A1" office:value-type="string">
            <text:p text:style-name="Table_20_Contents">Quarter end</text:p>
          </table:table-cell>
          <table:table-cell table:style-name="Table4.A1" office:value-type="string">
            <text:p text:style-name="Table_20_Contents"><text:span text:style-name="Source_20_Text">BQ</text:span></text:p>
          </table:table-cell>
          <table:table-cell table:style-name="Table4.A1" office:value-type="string">
            <text:p text:style-name="Table_20_Contents">Business quarter end</text:p>
          </table:table-cell>
        </table:table-row>
        <table:table-row>
          <table:table-cell table:style-name="Table4.A1" office:value-type="string">
            <text:p text:style-name="Table_20_Contents"><text:span text:style-name="Source_20_Text">A</text:span></text:p>
          </table:table-cell>
          <table:table-cell table:style-name="Table4.A1" office:value-type="string">
            <text:p text:style-name="Table_20_Contents">Year end</text:p>
          </table:table-cell>
          <table:table-cell table:style-name="Table4.A1" office:value-type="string">
            <text:p text:style-name="Table_20_Contents"><text:span text:style-name="Source_20_Text">BA</text:span></text:p>
          </table:table-cell>
          <table:table-cell table:style-name="Table4.A1" office:value-type="string">
            <text:p text:style-name="Table_20_Contents">Business year end</text:p>
          </table:table-cell>
        </table:table-row>
        <table:table-row>
          <table:table-cell table:style-name="Table4.A1" office:value-type="string">
            <text:p text:style-name="Table_20_Contents"><text:span text:style-name="Source_20_Text">H</text:span></text:p>
          </table:table-cell>
          <table:table-cell table:style-name="Table4.A1" office:value-type="string">
            <text:p text:style-name="Table_20_Contents">Hours</text:p>
          </table:table-cell>
          <table:table-cell table:style-name="Table4.A1" office:value-type="string">
            <text:p text:style-name="Table_20_Contents"><text:span text:style-name="Source_20_Text">BH</text:span></text:p>
          </table:table-cell>
          <table:table-cell table:style-name="Table4.A1" office:value-type="string">
            <text:p text:style-name="Table_20_Contents">Business hours</text:p>
          </table:table-cell>
        </table:table-row>
        <table:table-row>
          <table:table-cell table:style-name="Table4.A1" office:value-type="string">
            <text:p text:style-name="Table_20_Contents"><text:span text:style-name="Source_20_Text">T</text:span></text:p>
          </table:table-cell>
          <table:table-cell table:style-name="Table4.A1" office:value-type="string">
            <text:p text:style-name="Table_20_Contents">Minutes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Table_20_Contents"><text:span text:style-name="Source_20_Text">S</text:span></text:p>
          </table:table-cell>
          <table:table-cell table:style-name="Table4.A1" office:value-type="string">
            <text:p text:style-name="Table_20_Contents">Seconds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Table_20_Contents"><text:span text:style-name="Source_20_Text">L</text:span></text:p>
          </table:table-cell>
          <table:table-cell table:style-name="Table4.A1" office:value-type="string">
            <text:p text:style-name="Table_20_Contents">Milliseonds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Table_20_Contents"><text:span text:style-name="Source_20_Text">U</text:span></text:p>
          </table:table-cell>
          <table:table-cell table:style-name="Table4.A1" office:value-type="string">
            <text:p text:style-name="Table_20_Contents">Microseconds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Table_20_Contents"><text:span text:style-name="Source_20_Text">N</text:span></text:p>
          </table:table-cell>
          <table:table-cell table:style-name="Table4.A1" office:value-type="string">
            <text:p text:style-name="Table_20_Contents">nanoseconds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</table:table>
      <text:p text:style-name="P19"/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Code</text:p>
            </table:table-cell>
            <table:table-cell table:style-name="Table5.A1" office:value-type="string">
              <text:p text:style-name="Table_20_Heading">Description</text:p>
            </table:table-cell>
            <table:table-cell table:style-name="Table5.A1" office:value-type="string">
              <text:p text:style-name="P6"/>
            </table:table-cell>
            <table:table-cell table:style-name="Table5.A1" office:value-type="string">
              <text:p text:style-name="Table_20_Heading">Code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MS</text:span></text:p>
          </table:table-cell>
          <table:table-cell table:style-name="Table5.A1" office:value-type="string">
            <text:p text:style-name="Table_20_Contents">Month start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Table_20_Contents"><text:span text:style-name="Source_20_Text">BMS</text:span></text:p>
          </table:table-cell>
          <table:table-cell table:style-name="Table5.A1" office:value-type="string">
            <text:p text:style-name="Table_20_Contents">Business month start</text:p>
          </table:table-cell>
        </table:table-row>
        <table:table-row>
          <table:table-cell table:style-name="Table5.A1" office:value-type="string">
            <text:p text:style-name="Table_20_Contents"><text:span text:style-name="Source_20_Text">QS</text:span></text:p>
          </table:table-cell>
          <table:table-cell table:style-name="Table5.A1" office:value-type="string">
            <text:p text:style-name="Table_20_Contents">Quarter start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Table_20_Contents"><text:span text:style-name="Source_20_Text">BQS</text:span></text:p>
          </table:table-cell>
          <table:table-cell table:style-name="Table5.A1" office:value-type="string">
            <text:p text:style-name="Table_20_Contents">Business quarter start</text:p>
          </table:table-cell>
        </table:table-row>
        <table:table-row>
          <table:table-cell table:style-name="Table5.A1" office:value-type="string">
            <text:p text:style-name="Table_20_Contents"><text:span text:style-name="Source_20_Text">AS</text:span></text:p>
          </table:table-cell>
          <table:table-cell table:style-name="Table5.A1" office:value-type="string">
            <text:p text:style-name="Table_20_Contents">Year start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Table_20_Contents"><text:span text:style-name="Source_20_Text">BAS</text:span></text:p>
          </table:table-cell>
          <table:table-cell table:style-name="Table5.A1" office:value-type="string">
            <text:p text:style-name="Table_20_Contents">Business year start</text:p>
          </table:table-cell>
        </table:table-row>
      </table:table>
      <text:p text:style-name="P19"/>
      <text:p text:style-name="P32">pd.timedelta_range(0, periods=9, freq="2H30T") – trae deltas de horas cada 2.5 hs</text:p>
      <text:p text:style-name="P32">pd.date_range('2015-07-01', periods=5, freq=BDay()) - trae fechas por dia laboral. Saltea findes.</text:p>
      <text:p text:style-name="P32"/>
      <text:p text:style-name="P20">Example: Visualizing:</text:p>
      <text:p text:style-name="P33">data= pd.read_csv(‘FreamontBridge.csv’,index_col=’Date’, parse_dates=True) – la fecha es el indice y ya esta parsed a dates.</text:p>
      <text:p text:style-name="P33"/>
      <text:p text:style-name="P33">Si la data esta en días y la quiero ver en semanas:</text:p>
      <text:p text:style-name="P33">weekly=data.resample(‘W’).sum()</text:p>
      <text:p text:style-name="P33"/>
      <text:p text:style-name="P33">si quiero ver por horas en vez de fechas:</text:p>
      <text:p text:style-name="P33">by_time=data.groupby(data.index.time).mean() - con esto tengo la media por hora</text:p>
      <text:p text:style-name="P33">ourly_ticks = 4 * 60 * 60 * np.arange(6) <text:s/>- - esto es para el eje x </text:p>
      <text:p text:style-name="P33">by_time.plot(xticks=hourly_ticks, style=[':', '--', '-']);</text:p>
      <text:p text:style-name="P33"/>
      <text:p text:style-name="P33">si quiero verlo por dia de la semana</text:p>
      <text:p text:style-name="P33">by_weekday = data.groupby(data.index.weekday).mean()</text:p>
      <text:p text:style-name="P33">by_weekday.index = ['Mon', 'Tues', 'Wed', 'Thurs', 'Fri', 'Sat', 'Sun']</text:p>
      <text:p text:style-name="P33">by_weekday.plot(style=[':', '--', '-']);</text:p>
      <text:p text:style-name="P33"/>
      <text:p text:style-name="P33">si quiero verlo por hora pero separar findes y semana (2 graficos distintos):</text:p>
      <text:p text:style-name="P33">weekend = np.where(data.index.weekday &lt; 5, 'Weekday', 'Weekend')</text:p>
      <text:p text:style-name="P33">by_time = data.groupby([weekend, data.index.time]).mean()</text:p>
      <text:p text:style-name="P33">fig, ax = plt.subplots(1, 2, figsize=(14, 5))</text:p>
      <text:p text:style-name="P33">by_time.loc['Weekday'].plot(ax=ax[0], title='Weekdays',</text:p>
      <text:p text:style-name="P33"><text:s text:c="27"/>xticks=hourly_ticks, style=[':', '--', '-'])</text:p>
      <text:p text:style-name="P33">by_time.loc['Weekend'].plot(ax=ax[1], title='Weekends',</text:p>
      <text:p text:style-name="P33"><text:s text:c="27"/>xticks=hourly_ticks, style=[':', '--', '-']);</text:p>
      <text:p text:style-name="P33"/>
      <text:p text:style-name="P33"/>
      <text:p text:style-name="P42"><text:soft-page-break/>Other funny stuf!</text:p>
      <text:p text:style-name="P40"><text:span text:style-name="T7">1-</text:span> Def gender_to_numeric(x):</text:p>
      <text:p text:style-name="P40"><text:tab/>if x==’M’:</text:p>
      <text:p text:style-name="P40"><text:tab/><text:tab/>return 1</text:p>
      <text:p text:style-name="P40"><text:tab/>if x==’F’:</text:p>
      <text:p text:style-name="P40"><text:tab/><text:tab/>return 0</text:p>
      <text:p text:style-name="P40">workers[‘gender_n’]=workers[‘gender’].apply(gender_to_numeric)</text:p>
      <text:p text:style-name="P40"/>
      <text:p text:style-name="P40">con esto aplicas la funcion que armas a la columna gender, y te lo devuelve en la nueva columna gender_n que creaste.</text:p>
      <text:p text:style-name="P40"/>
      <text:p text:style-name="P41">a= workers.groupby(‘occupation’).gender_n.sum / workers.occupation.value_counts() – <text:span text:style-name="T8">con etso ya te queda la columna con porcentages de genero.</text:span></text:p>
      <text:p text:style-name="P40"/>
      <text:p text:style-name="P41">2- workers.groupby(‘occupation’).age.agg([‘min’,’max’]) -- con esto haces una tabla donde agrupas por ocupacion y te quedas con la columna age, te trae el max y el min de cada ocupacion.</text:p>
      <text:p text:style-name="P41"/>
      <text:p text:style-name="P41">3- crime= crime.resample(‘10AS’).sum() <text:s/>- reagryupas el indice de a decadas y sumas cada columna de a decadas.</text:p>
      <text:p text:style-name="P41"/>
      <text:p text:style-name="P41">4- crime.idmax(0) – te trae el indice donde esta el máximo valor para cada variable</text:p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40:33.833485788</meta:creation-date>
    <meta:generator>LibreOffice/6.2.7.1$Linux_X86_64 LibreOffice_project/20$Build-1</meta:generator>
    <dc:date>2019-10-14T16:33:09.466592074</dc:date>
    <meta:editing-duration>PT51M2S</meta:editing-duration>
    <meta:editing-cycles>11</meta:editing-cycles>
    <meta:document-statistic meta:table-count="5" meta:image-count="0" meta:object-count="0" meta:page-count="8" meta:paragraph-count="377" meta:word-count="1836" meta:character-count="12865" meta:non-whitespace-character-count="11008"/>
  </office:meta>
</office:document-meta>
</file>